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16865" officeooo:paragraph-rsid="00216865"/>
    </style:style>
    <style:style style:name="P2" style:family="paragraph" style:parent-style-name="Standard">
      <style:text-properties officeooo:rsid="0021fd32" officeooo:paragraph-rsid="0021fd32"/>
    </style:style>
    <style:style style:name="P3" style:family="paragraph" style:parent-style-name="Standard">
      <style:text-properties fo:font-weight="bold" officeooo:rsid="00216865" officeooo:paragraph-rsid="00216865" style:font-weight-asian="bold" style:font-weight-complex="bold"/>
    </style:style>
    <style:style style:name="P4" style:family="paragraph" style:parent-style-name="Standard">
      <style:text-properties officeooo:rsid="0022d923" officeooo:paragraph-rsid="0022d923"/>
    </style:style>
    <style:style style:name="P5" style:family="paragraph" style:parent-style-name="Standard">
      <style:text-properties officeooo:rsid="0024c4ce" officeooo:paragraph-rsid="0024c4ce"/>
    </style:style>
    <style:style style:name="P6" style:family="paragraph" style:parent-style-name="Standard">
      <style:text-properties officeooo:rsid="002672ee" officeooo:paragraph-rsid="002672ee"/>
    </style:style>
    <style:style style:name="P7" style:family="paragraph" style:parent-style-name="Standard">
      <style:text-properties officeooo:rsid="00279f67" officeooo:paragraph-rsid="00279f67"/>
    </style:style>
    <style:style style:name="P8" style:family="paragraph" style:parent-style-name="Standard">
      <style:paragraph-properties fo:break-before="page"/>
      <style:text-properties officeooo:rsid="0022d923" officeooo:paragraph-rsid="0022d923"/>
    </style:style>
    <style:style style:name="P9" style:family="paragraph" style:parent-style-name="Standard">
      <style:text-properties officeooo:rsid="002672ee" officeooo:paragraph-rsid="002672ee"/>
    </style:style>
    <style:style style:name="T1" style:family="text">
      <style:text-properties officeooo:rsid="00279f67"/>
    </style:style>
    <style:style style:name="T2" style:family="text">
      <style:text-properties officeooo:rsid="0028623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asic features &amp; tokens:</text:p>
      <text:p text:style-name="P2">int type, bool type</text:p>
      <text:p text:style-name="P2">single function</text:p>
      <text:p text:style-name="P2">if then else</text:p>
      <text:p text:style-name="P2">while</text:p>
      <text:p text:style-name="P2">variable scopes</text:p>
      <text:p text:style-name="P2">arithmetic and logical expressions</text:p>
      <text:p text:style-name="P2"/>
      <text:p text:style-name="P2">List of relevant tokens:</text:p>
      <text:p text:style-name="P2"/>
      <text:p text:style-name="P1"/>
      <text:p text:style-name="P8">AST concept</text:p>
      <text:p text:style-name="P4"/>
      <text:p text:style-name="P5">There are two main AST node types, flow control nodes and statement nodes. There is also the special root of the AST, the global node, which has its scope, but its children can only be function nodes and global declarations.</text:p>
      <text:p text:style-name="P5"/>
      <text:p text:style-name="P6">All base classes are further specified through inheritance.</text:p>
      <text:p text:style-name="P6"/>
      <text:p text:style-name="P6">//<text:span text:style-name="T1">I need to do some reading on advanced pointer types in C++</text:span></text:p>
      <text:p text:style-name="P6"/>
      <text:p text:style-name="P6"/>
      <text:p text:style-name="P5"/>
      <text:p text:style-name="P5">Flow control nodes: e.g. function, while, if else, have their own variable scope</text:p>
      <text:p text:style-name="P5"/>
      <text:p text:style-name="P6">Base class fields and functions (in pseudocode)</text:p>
      <text:p text:style-name="P6"/>
      <text:p text:style-name="P6">class AST_base:</text:p>
      <text:p text:style-name="P6"><text:tab/>public:</text:p>
      <text:p text:style-name="P6"/>
      <text:p text:style-name="P6"><text:tab/><text:tab/><text:span text:style-name="T2">virtual </text:span>std::string type<text:span text:style-name="T2">()</text:span> //returns string function descriptor</text:p>
      <text:p text:style-name="P6"><text:tab/><text:tab/>std::vector &lt;*AST_base&gt; branches</text:p>
      <text:p text:style-name="P6"/>
      <text:p text:style-name="P6"/>
      <text:p text:style-name="P6"/>
      <text:p text:style-name="P7">Sample flow control base class</text:p>
      <text:p text:style-name="P7"/>
      <text:p text:style-name="P7">class flow_base : public AST_base</text:p>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1T22:52:45.068407131</meta:creation-date>
    <dc:date>2022-03-02T11:04:11.822851736</dc:date>
    <meta:editing-duration>PT23M39S</meta:editing-duration>
    <meta:editing-cycles>3</meta:editing-cycles>
    <meta:generator>LibreOffice/6.4.7.2$Linux_X86_64 LibreOffice_project/40$Build-2</meta:generator>
    <meta:document-statistic meta:table-count="0" meta:image-count="0" meta:object-count="0" meta:page-count="2" meta:paragraph-count="20" meta:word-count="129" meta:character-count="814" meta:non-whitespace-character-count="700"/>
  </office:meta>
</office:document-meta>
</file>